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896cm"/>
    </style:style>
    <style:style style:name="Перечень_5f_элементов.B" style:display-name="Перечень_элементов.B" style:family="table-column">
      <style:table-column-properties style:column-width="11.102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Значение_20_графы_20_форматной_20_рамки_20__28_повёрнуто_29_">
      <style:text-properties fo:font-size="16pt" style:text-scale="100%"/>
    </style:style>
    <style:style style:name="P12" style:family="paragraph" style:parent-style-name="Кол.">
      <style:text-properties officeooo:rsid="009e82b6" officeooo:paragraph-rsid="009e82b6" style:text-scale="100%"/>
    </style:style>
    <style:style style:name="P13" style:family="paragraph" style:parent-style-name="Кол.">
      <style:text-properties officeooo:rsid="00a213c5" officeooo:paragraph-rsid="00a213c5" style:text-scale="100%"/>
    </style:style>
    <style:style style:name="P14" style:family="paragraph" style:parent-style-name="Кол.">
      <style:text-properties officeooo:rsid="00a081b9" officeooo:paragraph-rsid="00a081b9" style:text-scale="100%"/>
    </style:style>
    <style:style style:name="P15" style:family="paragraph" style:parent-style-name="Кол.">
      <style:text-properties officeooo:rsid="00a0c53c" officeooo:paragraph-rsid="00a0c53c" style:text-scale="100%"/>
    </style:style>
    <style:style style:name="P16" style:family="paragraph" style:parent-style-name="Кол.">
      <style:text-properties officeooo:rsid="00a17631" officeooo:paragraph-rsid="00a17631" style:text-scale="100%"/>
    </style:style>
    <style:style style:name="P17" style:family="paragraph" style:parent-style-name="Кол.">
      <style:text-properties officeooo:rsid="009f79a6" officeooo:paragraph-rsid="009f79a6" style:text-scale="100%"/>
    </style:style>
    <style:style style:name="P18" style:family="paragraph" style:parent-style-name="Кол.">
      <style:text-properties officeooo:rsid="00a8c826" officeooo:paragraph-rsid="00a8c826" style:text-scale="100%"/>
    </style:style>
    <style:style style:name="P19" style:family="paragraph" style:parent-style-name="Кол.">
      <style:text-properties officeooo:rsid="00b3f046" officeooo:paragraph-rsid="00b3f046" style:text-scale="100%"/>
    </style:style>
    <style:style style:name="P20" style:family="paragraph" style:parent-style-name="Кол.">
      <style:text-properties officeooo:rsid="00b6f410" officeooo:paragraph-rsid="00b6f410" style:text-scale="100%"/>
    </style:style>
    <style:style style:name="P21" style:family="paragraph" style:parent-style-name="Кол.">
      <style:text-properties officeooo:rsid="00d051ee" officeooo:paragraph-rsid="00d051ee" style:text-scale="100%"/>
    </style:style>
    <style:style style:name="P22" style:family="paragraph" style:parent-style-name="Кол.">
      <style:text-properties officeooo:rsid="00d0e4cb" officeooo:paragraph-rsid="00d0e4cb" style:text-scale="100%"/>
    </style:style>
    <style:style style:name="P23" style:family="paragraph" style:parent-style-name="Кол.">
      <style:text-properties officeooo:rsid="00d3a259" officeooo:paragraph-rsid="00d3a259" style:text-scale="100%"/>
    </style:style>
    <style:style style:name="P24" style:family="paragraph" style:parent-style-name="Кол.">
      <style:text-properties officeooo:rsid="00d562c2" officeooo:paragraph-rsid="00d562c2" style:text-scale="100%"/>
    </style:style>
    <style:style style:name="P25" style:family="paragraph" style:parent-style-name="Кол.">
      <style:text-properties officeooo:rsid="00d9cda4" officeooo:paragraph-rsid="00d9cda4" style:text-scale="100%"/>
    </style:style>
    <style:style style:name="P26" style:family="paragraph" style:parent-style-name="Кол.">
      <style:text-properties officeooo:rsid="00cbec62" officeooo:paragraph-rsid="00cbec62" style:text-scale="100%"/>
    </style:style>
    <style:style style:name="P27" style:family="paragraph" style:parent-style-name="Кол.">
      <style:text-properties officeooo:rsid="00f388fd" officeooo:paragraph-rsid="00f388fd" style:text-scale="100%"/>
    </style:style>
    <style:style style:name="P28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29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35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36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37" style:family="paragraph" style:parent-style-name="Кол.">
      <style:text-properties style:font-name="OpenGost Type B TT" fo:font-size="16pt" fo:language="ru" fo:country="RU" fo:font-style="normal" officeooo:rsid="00ee68d2" officeooo:paragraph-rsid="00ee68d2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f05268" officeooo:paragraph-rsid="00f05268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a6f1c5" officeooo:paragraph-rsid="00a6f1c5" fo:background-color="transparent" style:text-scale="100%"/>
    </style:style>
    <style:style style:name="P40" style:family="paragraph" style:parent-style-name="Кол.">
      <style:text-properties style:font-name="OpenGost Type B TT" fo:font-size="16pt" fo:language="ru" fo:country="RU" fo:font-style="normal" officeooo:rsid="00d562c2" officeooo:paragraph-rsid="00d562c2" fo:background-color="transparent" style:text-scale="100%"/>
    </style:style>
    <style:style style:name="P41" style:family="paragraph" style:parent-style-name="Кол.">
      <style:text-properties style:font-name="OpenGost Type B TT" fo:font-size="16pt" fo:language="ru" fo:country="RU" fo:font-style="normal" officeooo:rsid="00b4e8de" officeooo:paragraph-rsid="00b4e8de" fo:background-color="transparent" style:text-scale="100%"/>
    </style:style>
    <style:style style:name="P42" style:family="paragraph" style:parent-style-name="Кол.">
      <style:text-properties style:font-name="OpenGost Type B TT" fo:font-size="16pt" fo:language="ru" fo:country="RU" fo:font-style="normal" officeooo:rsid="00c50c68" officeooo:paragraph-rsid="00c50c68" fo:background-color="transparent" style:text-scale="100%"/>
    </style:style>
    <style:style style:name="P43" style:family="paragraph" style:parent-style-name="Кол.">
      <style:text-properties style:font-name="OpenGost Type B TT" fo:font-size="16pt" fo:language="ru" fo:country="RU" fo:font-style="normal" officeooo:rsid="00e53788" officeooo:paragraph-rsid="00e53788" fo:background-color="transparent" style:text-scale="100%"/>
    </style:style>
    <style:style style:name="P44" style:family="paragraph" style:parent-style-name="Кол.">
      <style:text-properties style:font-name="OpenGost Type B TT" fo:font-size="16pt" fo:language="ru" fo:country="RU" fo:font-style="normal" officeooo:rsid="00ec1cc5" officeooo:paragraph-rsid="00ec1cc5" fo:background-color="transparent" style:text-scale="100%"/>
    </style:style>
    <style:style style:name="P45" style:family="paragraph" style:parent-style-name="Кол.">
      <style:text-properties style:font-name="OpenGost Type B TT" fo:font-size="16pt" fo:language="ru" fo:country="RU" fo:font-style="normal" officeooo:rsid="00cb4133" officeooo:paragraph-rsid="00cb4133" fo:background-color="transparent" style:text-scale="100%"/>
    </style:style>
    <style:style style:name="P46" style:family="paragraph" style:parent-style-name="Кол.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47" style:family="paragraph" style:parent-style-name="Кол.">
      <style:text-properties officeooo:rsid="00d4f3ae" officeooo:paragraph-rsid="00d4f3ae" fo:background-color="transparent" style:text-scale="100%"/>
    </style:style>
    <style:style style:name="P48" style:family="paragraph" style:parent-style-name="Кол.">
      <style:text-properties officeooo:rsid="00a17631" officeooo:paragraph-rsid="00a17631" fo:background-color="transparent" style:text-scale="100%"/>
    </style:style>
    <style:style style:name="P49" style:family="paragraph" style:parent-style-name="Кол.">
      <style:text-properties officeooo:rsid="00a213c5" officeooo:paragraph-rsid="00a213c5" fo:background-color="transparent" style:text-scale="100%"/>
    </style:style>
    <style:style style:name="P50" style:family="paragraph" style:parent-style-name="Кол.">
      <style:text-properties officeooo:rsid="00e53788" officeooo:paragraph-rsid="00e53788" fo:background-color="transparent" style:text-scale="100%"/>
    </style:style>
    <style:style style:name="P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6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6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f83595" style:text-scale="100%"/>
    </style:style>
    <style:style style:name="P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6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6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7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7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7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7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7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72b5b" officeooo:paragraph-rsid="00aa991e" style:text-scale="100%"/>
    </style:style>
    <style:style style:name="P7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7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7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fo:background-color="transparent" style:text-scale="100%"/>
    </style:style>
    <style:style style:name="P7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fo:background-color="transparent" style:text-scale="100%"/>
    </style:style>
    <style:style style:name="P7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fo:background-color="transparent" style:text-scale="100%"/>
    </style:style>
    <style:style style:name="P8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fo:background-color="transparent" style:text-scale="100%"/>
    </style:style>
    <style:style style:name="P8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c3f5c5" fo:background-color="transparent" style:text-scale="100%"/>
    </style:style>
    <style:style style:name="P8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8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83%"/>
    </style:style>
    <style:style style:name="P8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388fd" officeooo:paragraph-rsid="00f388fd" style:text-scale="88%"/>
    </style:style>
    <style:style style:name="P8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9cda4" officeooo:paragraph-rsid="00d9cda4" style:text-scale="100%"/>
    </style:style>
    <style:style style:name="P8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af230" officeooo:paragraph-rsid="00daf230" style:text-scale="100%"/>
    </style:style>
    <style:style style:name="P87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e8324f" officeooo:paragraph-rsid="00e8324f" style:font-size-asian="14pt" style:font-size-complex="14pt" style:text-scale="100%"/>
    </style:style>
    <style:style style:name="P8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89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18ab" officeooo:paragraph-rsid="00da18ab" style:text-scale="100%"/>
    </style:style>
    <style:style style:name="P9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f230" officeooo:paragraph-rsid="00daf230" style:text-scale="100%"/>
    </style:style>
    <style:style style:name="P9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e969bb" officeooo:paragraph-rsid="00e969bb" fo:background-color="transparent" style:font-size-asian="14pt" style:font-size-complex="14pt" style:text-scale="100%"/>
    </style:style>
    <style:style style:name="P9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9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9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9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9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f0e491" style:text-scale="100%"/>
    </style:style>
    <style:style style:name="P9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 style:text-scale="100%"/>
    </style:style>
    <style:style style:name="P9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9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fo:font-size="16pt" officeooo:paragraph-rsid="00da18ab" style:font-size-asian="16pt" style:font-size-complex="16pt"/>
    </style:style>
    <style:style style:name="P10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c1be75" fo:background-color="transparent" style:text-scale="100%"/>
    </style:style>
    <style:style style:name="P10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100%"/>
    </style:style>
    <style:style style:name="P10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fo:background-color="transparent" style:text-scale="100%"/>
    </style:style>
    <style:style style:name="P103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d562c2" fo:background-color="transparent" style:text-scale="82%"/>
    </style:style>
    <style:style style:name="P10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82%"/>
    </style:style>
    <style:style style:name="P10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10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10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108" style:family="paragraph" style:parent-style-name="Поз._20_обозначе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10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ef160" officeooo:paragraph-rsid="00def160" style:text-scale="100%"/>
    </style:style>
    <style:style style:name="P11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f388fd" officeooo:paragraph-rsid="00f388fd" style:text-scale="100%"/>
    </style:style>
    <style:style style:name="P11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font-size-asian="16pt" style:font-size-complex="16pt" style:text-scale="100%"/>
    </style:style>
    <style:style style:name="P11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af230" officeooo:paragraph-rsid="00daf230" style:text-scale="100%"/>
    </style:style>
    <style:style style:name="P11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style:text-scale="100%"/>
    </style:style>
    <style:style style:name="P11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11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style:text-scale="100%"/>
    </style:style>
    <style:style style:name="P11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fo:background-color="transparent" style:text-scale="100%"/>
    </style:style>
    <style:style style:name="P11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fo:background-color="transparent" style:text-scale="100%"/>
    </style:style>
    <style:style style:name="P11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ee68d2" fo:background-color="transparent" style:text-scale="100%"/>
    </style:style>
    <style:style style:name="P11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transparent" style:text-scale="100%"/>
    </style:style>
    <style:style style:name="P12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ee68d2" style:text-scale="100%"/>
    </style:style>
    <style:style style:name="P121" style:family="paragraph" style:parent-style-name="Заголовок_20_графы_20_таблицы">
      <style:text-properties style:text-scale="100%"/>
    </style:style>
    <style:style style:name="P122" style:family="paragraph" style:parent-style-name="Заголовок_20_графы_20_таблицы">
      <style:paragraph-properties fo:line-height="80%"/>
      <style:text-properties style:text-scale="100%"/>
    </style:style>
    <style:style style:name="P123" style:family="paragraph" style:parent-style-name="Примечание">
      <style:text-properties officeooo:rsid="009e82b6" officeooo:paragraph-rsid="009e82b6" style:text-scale="100%"/>
    </style:style>
    <style:style style:name="P124" style:family="paragraph" style:parent-style-name="Примечание">
      <style:text-properties officeooo:rsid="00c93f32" officeooo:paragraph-rsid="00c93f32" style:text-scale="100%"/>
    </style:style>
    <style:style style:name="P125" style:family="paragraph" style:parent-style-name="Примечание">
      <style:text-properties officeooo:rsid="00e23409" officeooo:paragraph-rsid="00e23409" style:text-scale="100%"/>
    </style:style>
    <style:style style:name="P126" style:family="paragraph" style:parent-style-name="Примечание">
      <style:text-properties officeooo:rsid="00ce58b1" officeooo:paragraph-rsid="00ce58b1" style:text-scale="100%"/>
    </style:style>
    <style:style style:name="P127" style:family="paragraph" style:parent-style-name="Примечание">
      <style:text-properties officeooo:rsid="00ec9b19" officeooo:paragraph-rsid="00ec9b19" style:text-scale="100%"/>
    </style:style>
    <style:style style:name="P128" style:family="paragraph" style:parent-style-name="Примечание">
      <style:text-properties officeooo:rsid="00f4093f" officeooo:paragraph-rsid="00f4093f" style:text-scale="100%"/>
    </style:style>
    <style:style style:name="P129" style:family="paragraph" style:parent-style-name="Примечание">
      <style:text-properties officeooo:rsid="00f83595" officeooo:paragraph-rsid="00f83595" style:text-scale="100%"/>
    </style:style>
    <style:style style:name="P130" style:family="paragraph" style:parent-style-name="Примечание">
      <style:text-properties fo:font-size="15pt" officeooo:rsid="00d9cda4" officeooo:paragraph-rsid="00d9cda4" style:font-size-asian="15pt" style:font-size-complex="15pt" style:text-scale="94%"/>
    </style:style>
    <style:style style:name="P131" style:family="paragraph" style:parent-style-name="Примечание">
      <style:text-properties officeooo:rsid="00e23409" officeooo:paragraph-rsid="00e23409" style:text-scale="87%"/>
    </style:style>
    <style:style style:name="P132" style:family="paragraph" style:parent-style-name="Примечание">
      <style:text-properties officeooo:rsid="00f388fd" officeooo:paragraph-rsid="00f388fd" style:text-scale="87%"/>
    </style:style>
    <style:style style:name="P133" style:family="paragraph" style:parent-style-name="Примечание">
      <style:text-properties fo:background-color="transparent"/>
    </style:style>
    <style:style style:name="P134" style:family="paragraph" style:parent-style-name="Примечание">
      <style:text-properties officeooo:rsid="00e969bb" officeooo:paragraph-rsid="00e969bb" fo:background-color="transparent" style:text-scale="100%"/>
    </style:style>
    <style:style style:name="P135" style:family="paragraph" style:parent-style-name="Примечание">
      <style:text-properties officeooo:rsid="00eae791" officeooo:paragraph-rsid="00eae791" fo:background-color="transparent" style:text-scale="100%"/>
    </style:style>
    <style:style style:name="P136" style:family="paragraph" style:parent-style-name="Примечание">
      <style:text-properties officeooo:rsid="00ec9b19" officeooo:paragraph-rsid="00ec9b19" fo:background-color="transparent" style:text-scale="100%"/>
    </style:style>
    <style:style style:name="P137" style:family="paragraph" style:parent-style-name="Примечание">
      <style:text-properties officeooo:rsid="00e23409" officeooo:paragraph-rsid="00e23409" style:text-scale="94%"/>
    </style:style>
    <style:style style:name="P138" style:family="paragraph" style:parent-style-name="Примечание">
      <style:text-properties officeooo:rsid="00a213c5" officeooo:paragraph-rsid="00a213c5" style:text-scale="80%"/>
    </style:style>
    <style:style style:name="P139" style:family="paragraph" style:parent-style-name="Примечание">
      <style:text-properties officeooo:rsid="00ec1cc5" officeooo:paragraph-rsid="00ec1cc5" style:text-scale="84%"/>
    </style:style>
    <style:style style:name="P140" style:family="paragraph" style:parent-style-name="Примечание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1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98%"/>
    </style:style>
    <style:style style:name="P142" style:family="paragraph" style:parent-style-name="Пустой" style:master-page-name="Первый_20_лист_20_1">
      <style:paragraph-properties style:page-number="auto"/>
    </style:style>
    <style:style style:name="P14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144" style:family="paragraph" style:parent-style-name="Значение_20_графы_20_форматной_20_рамки">
      <style:text-properties fo:font-size="18pt" officeooo:rsid="01046625" officeooo:paragraph-rsid="01046625" style:font-size-asian="18pt" style:font-size-complex="18pt" style:text-scale="100%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a17631"/>
    </style:style>
    <style:style style:name="T4" style:family="text">
      <style:text-properties style:font-name="OpenGost Type B TT" fo:font-size="16pt" fo:language="ru" fo:country="RU" fo:font-style="normal" style:text-underline-style="none" officeooo:rsid="00bb22b1"/>
    </style:style>
    <style:style style:name="T5" style:family="text">
      <style:text-properties style:font-name="OpenGost Type B TT" fo:font-size="16pt" fo:language="ru" fo:country="RU" fo:font-style="normal" style:text-underline-style="none" officeooo:rsid="00c1be75"/>
    </style:style>
    <style:style style:name="T6" style:family="text">
      <style:text-properties style:font-name="OpenGost Type B TT" fo:font-size="16pt" fo:language="ru" fo:country="RU" fo:font-style="normal" style:text-underline-style="none" officeooo:rsid="00c50c68"/>
    </style:style>
    <style:style style:name="T7" style:family="text">
      <style:text-properties style:font-name="OpenGost Type B TT" fo:font-size="16pt" fo:language="ru" fo:country="RU" fo:font-style="normal" style:text-underline-style="none" officeooo:rsid="009e82b6"/>
    </style:style>
    <style:style style:name="T8" style:family="text">
      <style:text-properties style:font-name="OpenGost Type B TT" fo:font-size="16pt" fo:language="ru" fo:country="RU" fo:font-style="normal" style:text-underline-style="none" officeooo:rsid="00c5757b"/>
    </style:style>
    <style:style style:name="T9" style:family="text">
      <style:text-properties style:font-name="OpenGost Type B TT" fo:font-size="16pt" fo:language="ru" fo:country="RU" fo:font-style="normal" style:text-underline-style="none" officeooo:rsid="00aa991e"/>
    </style:style>
    <style:style style:name="T10" style:family="text">
      <style:text-properties style:font-name="OpenGost Type B TT" fo:font-size="16pt" fo:language="ru" fo:country="RU" fo:font-style="normal" style:text-underline-style="none" officeooo:rsid="00c72b5b"/>
    </style:style>
    <style:style style:name="T11" style:family="text">
      <style:text-properties style:font-name="OpenGost Type B TT" fo:font-size="16pt" fo:language="ru" fo:country="RU" fo:font-style="normal" style:text-underline-style="none" officeooo:rsid="00cb4133"/>
    </style:style>
    <style:style style:name="T12" style:family="text">
      <style:text-properties style:font-name="OpenGost Type B TT" fo:font-size="16pt" fo:language="ru" fo:country="RU" fo:font-style="normal" style:text-underline-style="none" officeooo:rsid="00b293e5"/>
    </style:style>
    <style:style style:name="T13" style:family="text">
      <style:text-properties style:font-name="OpenGost Type B TT" fo:font-size="16pt" fo:language="ru" fo:country="RU" fo:font-style="normal" style:text-underline-style="none" officeooo:rsid="009f79a6"/>
    </style:style>
    <style:style style:name="T14" style:family="text">
      <style:text-properties style:font-name="OpenGost Type B TT" fo:font-size="16pt" fo:language="ru" fo:country="RU" fo:font-style="normal" style:text-underline-style="none" officeooo:rsid="00def160"/>
    </style:style>
    <style:style style:name="T15" style:family="text">
      <style:text-properties style:font-name="OpenGost Type B TT" fo:font-size="16pt" fo:language="ru" fo:country="RU" fo:font-style="normal" style:text-underline-style="none" officeooo:rsid="00ec1cc5"/>
    </style:style>
    <style:style style:name="T16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 style:font-size-asian="16pt" style:font-size-complex="16pt"/>
    </style:style>
    <style:style style:name="T17" style:family="text">
      <style:text-properties style:font-name="OpenGost Type B TT" fo:font-size="16pt" fo:language="ru" fo:country="RU" fo:font-style="normal" style:text-underline-style="none" officeooo:rsid="00ee68d2" fo:background-color="transparent" loext:char-shading-value="0"/>
    </style:style>
    <style:style style:name="T18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/>
    </style:style>
    <style:style style:name="T19" style:family="text">
      <style:text-properties style:font-name="OpenGost Type B TT" fo:font-size="16pt" fo:language="ru" fo:country="RU" fo:font-style="normal" style:text-underline-style="none" officeooo:rsid="00b5f0b0" fo:background-color="transparent" loext:char-shading-value="0"/>
    </style:style>
    <style:style style:name="T20" style:family="text">
      <style:text-properties style:font-name="OpenGost Type B TT" fo:font-size="16pt" fo:language="ru" fo:country="RU" fo:font-style="normal" style:text-underline-style="none" officeooo:rsid="00a213c5"/>
    </style:style>
    <style:style style:name="T21" style:family="text">
      <style:text-properties style:font-name="OpenGost Type B TT" fo:font-size="16pt" fo:language="ru" fo:country="RU" fo:font-style="normal" style:text-underline-style="none" officeooo:rsid="00ec1cc5" style:font-size-asian="16pt" style:font-size-complex="16pt"/>
    </style:style>
    <style:style style:name="T22" style:family="text">
      <style:text-properties style:font-name="OpenGost Type B TT" fo:font-size="16pt" fo:language="ru" fo:country="RU" fo:font-style="normal" style:text-underline-style="none" officeooo:rsid="00ee68d2" style:font-size-asian="16pt" style:font-size-complex="16pt"/>
    </style:style>
    <style:style style:name="T23" style:family="text">
      <style:text-properties style:font-name="OpenGost Type B TT" fo:font-size="16pt" fo:language="ru" fo:country="RU" fo:font-style="normal" style:text-underline-style="none" officeooo:rsid="00f83595" style:font-size-asian="16pt" style:font-size-complex="16pt"/>
    </style:style>
    <style:style style:name="T24" style:family="text">
      <style:text-properties style:font-name="OpenGost Type B TT" fo:font-size="16pt" fo:language="ru" fo:country="RU" fo:font-style="normal" style:text-underline-style="none" officeooo:rsid="00a6f1c5"/>
    </style:style>
    <style:style style:name="T25" style:family="text">
      <style:text-properties style:font-name="OpenGost Type B TT" fo:font-size="16pt" fo:language="ru" fo:country="RU" fo:font-style="normal" style:text-underline-style="none" officeooo:rsid="00afcd1e"/>
    </style:style>
    <style:style style:name="T26" style:family="text">
      <style:text-properties style:font-name="OpenGost Type B TT" fo:font-size="16pt" fo:language="ru" fo:country="RU" fo:font-style="normal" style:text-underline-style="none" officeooo:rsid="00ee68d2"/>
    </style:style>
    <style:style style:name="T27" style:family="text">
      <style:text-properties style:font-name="OpenGost Type B TT" fo:font-size="16pt" fo:language="ru" fo:country="RU" fo:font-style="normal" style:text-underline-style="none" officeooo:rsid="00f0e491"/>
    </style:style>
    <style:style style:name="T28" style:family="text">
      <style:text-properties style:font-name="OpenGost Type B TT" fo:font-size="16pt" fo:language="ru" fo:country="RU" fo:font-style="normal" style:text-underline-style="none" officeooo:rsid="00b4e8de"/>
    </style:style>
    <style:style style:name="T29" style:family="text">
      <style:text-properties style:font-name="OpenGost Type B TT" fo:font-size="16pt" fo:language="ru" fo:country="RU" fo:font-style="normal" style:text-underline-style="none" officeooo:rsid="00b715e8"/>
    </style:style>
    <style:style style:name="T30" style:family="text">
      <style:text-properties style:font-name="OpenGost Type B TT" fo:language="ru" fo:country="RU" fo:font-style="normal" style:text-underline-style="solid" style:text-underline-width="auto" style:text-underline-color="font-color" officeooo:rsid="00dbcac7" style:text-scale="100%"/>
    </style:style>
    <style:style style:name="T31" style:family="text">
      <style:text-properties style:font-name="OpenGost Type B TT" fo:language="ru" fo:country="RU" fo:font-style="normal" style:text-underline-style="none"/>
    </style:style>
    <style:style style:name="T32" style:family="text">
      <style:text-properties officeooo:rsid="00a17631"/>
    </style:style>
    <style:style style:name="T33" style:family="text">
      <style:text-properties officeooo:rsid="00a213c5"/>
    </style:style>
    <style:style style:name="T34" style:family="text">
      <style:text-properties officeooo:rsid="00afcd1e"/>
    </style:style>
    <style:style style:name="T35" style:family="text">
      <style:text-properties officeooo:rsid="00b176e6"/>
    </style:style>
    <style:style style:name="T36" style:family="text">
      <style:text-properties officeooo:rsid="00b293e5"/>
    </style:style>
    <style:style style:name="T37" style:family="text">
      <style:text-properties officeooo:rsid="00b715e8"/>
    </style:style>
    <style:style style:name="T38" style:family="text">
      <style:text-properties officeooo:rsid="00bb22b1"/>
    </style:style>
    <style:style style:name="T39" style:family="text">
      <style:text-properties officeooo:rsid="00bbb843"/>
    </style:style>
    <style:style style:name="T40" style:family="text">
      <style:text-properties officeooo:rsid="00c21e68"/>
    </style:style>
    <style:style style:name="T41" style:family="text">
      <style:text-properties officeooo:rsid="00c72b5b"/>
    </style:style>
    <style:style style:name="T42" style:family="text">
      <style:text-properties officeooo:rsid="00c93f32"/>
    </style:style>
    <style:style style:name="T43" style:family="text">
      <style:text-properties officeooo:rsid="00d385e2"/>
    </style:style>
    <style:style style:name="T44" style:family="text">
      <style:text-properties officeooo:rsid="00d562c2"/>
    </style:style>
    <style:style style:name="T45" style:family="text">
      <style:text-properties officeooo:rsid="00da18ab" style:text-scale="100%"/>
    </style:style>
    <style:style style:name="T46" style:family="text">
      <style:text-properties officeooo:rsid="00def160"/>
    </style:style>
    <style:style style:name="T47" style:family="text">
      <style:text-properties officeooo:rsid="00e03620"/>
    </style:style>
    <style:style style:name="T48" style:family="text">
      <style:text-properties officeooo:rsid="00e363f3"/>
    </style:style>
    <style:style style:name="T49" style:family="text">
      <style:text-properties officeooo:rsid="00e53788"/>
    </style:style>
    <style:style style:name="T50" style:family="text">
      <style:text-properties officeooo:rsid="00ee68d2"/>
    </style:style>
    <style:style style:name="T51" style:family="text">
      <style:text-properties officeooo:rsid="00f0e491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f83595"/>
    </style:style>
    <style:style style:name="T54" style:family="text">
      <style:text-properties officeooo:rsid="00fe82d5"/>
    </style:style>
    <style:style style:name="T55" style:family="text">
      <style:text-properties officeooo:rsid="01013c47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122">Поз.<text:line-break/>обозна-<text:line-break/>чение</text:p>
            </table:table-cell>
            <table:table-cell table:style-name="Перечень_5f_элементов.B1" office:value-type="string">
              <text:p text:style-name="P121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1"/>
          </table:table-cell>
          <table:table-cell table:style-name="Перечень_5f_элементов.B2" office:value-type="string">
            <text:p text:style-name="P1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8">1</text:p>
          </table:table-cell>
          <table:table-cell table:style-name="Перечень_5f_элементов.B2" office:value-type="string">
            <text:p text:style-name="P85">Байдарка «Таймень-3»</text:p>
          </table:table-cell>
          <table:table-cell table:style-name="Перечень_5f_элементов.B2" office:value-type="string">
            <text:p text:style-name="P25">2</text:p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60"/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3</text:p>
          </table:table-cell>
          <table:table-cell table:style-name="Перечень_5f_элементов.B2" office:value-type="string">
            <text:p text:style-name="P63">Ёмкость непотопляемост<text:span text:style-name="T53">и</text:span></text:p>
          </table:table-cell>
          <table:table-cell table:style-name="Перечень_5f_элементов.B2" office:value-type="string">
            <text:p text:style-name="P19">40</text:p>
          </table:table-cell>
          <table:table-cell table:style-name="Перечень_5f_элементов.B2" office:value-type="string">
            <text:p text:style-name="P64">5л <text:span text:style-name="T53">ПЭТ </text:span>бутыль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4</text:p>
          </table:table-cell>
          <table:table-cell table:style-name="Перечень_5f_элементов.B2" office:value-type="string">
            <text:p text:style-name="P58">Кильсон <text:span text:style-name="T47">в сборе</text:span></text:p>
          </table:table-cell>
          <table:table-cell table:style-name="Перечень_5f_элементов.B2" office:value-type="string">
            <text:p text:style-name="P29">2</text:p>
          </table:table-cell>
          <table:table-cell table:style-name="Перечень_5f_элементов.B2" office:value-type="string">
            <text:p text:style-name="P131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5</text:p>
          </table:table-cell>
          <table:table-cell table:style-name="Перечень_5f_элементов.B2" office:value-type="string">
            <text:p text:style-name="P58">Фальшборт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P125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6</text:p>
          </table:table-cell>
          <table:table-cell table:style-name="Перечень_5f_элементов.B2" office:value-type="string">
            <text:p text:style-name="P58">Шпангоут</text:p>
          </table:table-cell>
          <table:table-cell table:style-name="Перечень_5f_элементов.B2" office:value-type="string">
            <text:p text:style-name="P29">10</text:p>
          </table:table-cell>
          <table:table-cell table:style-name="Перечень_5f_элементов.B2" office:value-type="string">
            <text:p text:style-name="P127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7</text:p>
          </table:table-cell>
          <table:table-cell table:style-name="Перечень_5f_элементов.B2" office:value-type="string">
            <text:p text:style-name="P61">Штевень</text:p>
          </table:table-cell>
          <table:table-cell table:style-name="Перечень_5f_элементов.B2" office:value-type="string">
            <text:p text:style-name="P18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74"/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88">Рама катамарана</text:p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88"/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11</text:p>
          </table:table-cell>
          <table:table-cell table:style-name="Перечень_5f_элементов.B2" office:value-type="string">
            <text:p text:style-name="P59">Бимс, труба дюраль d40x2000x<text:span text:style-name="T53">1,6</text:span>мм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P12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12</text:p>
          </table:table-cell>
          <table:table-cell table:style-name="Перечень_5f_элементов.B2" office:value-type="string">
            <text:p text:style-name="P63">Палуба, фанера 2000х460х6мм</text:p>
          </table:table-cell>
          <table:table-cell table:style-name="Перечень_5f_элементов.B2" office:value-type="string">
            <text:p text:style-name="P1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13</text:p>
          </table:table-cell>
          <table:table-cell table:style-name="Перечень_5f_элементов.B2" office:value-type="string">
            <text:p text:style-name="P53">Стрингер <text:span text:style-name="T48">рамы</text:span>, труба дюраль d40x2000x2мм</text:p>
          </table:table-cell>
          <table:table-cell table:style-name="Перечень_5f_элементов.B2" office:value-type="string">
            <text:p text:style-name="P13">3</text:p>
          </table:table-cell>
          <table:table-cell table:style-name="Перечень_5f_элементов.B2" office:value-type="string">
            <text:p text:style-name="P138">2 колена с соединителями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14</text:p>
          </table:table-cell>
          <table:table-cell table:style-name="Перечень_5f_элементов.B2" office:value-type="string">
            <text:p text:style-name="P71">Шверт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/>
          </table:table-cell>
          <table:table-cell table:style-name="Перечень_5f_элементов.B2" office:value-type="string">
            <text:p text:style-name="P63"/>
          </table:table-cell>
          <table:table-cell table:style-name="Перечень_5f_элементов.B2" office:value-type="string">
            <text:p text:style-name="P19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99"><text:span text:style-name="T45">Мачта и парус</text:span><text:span text:style-name="T30">а</text:span></text:p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68"/>
          </table:table-cell>
          <table:table-cell table:style-name="Перечень_5f_элементов.B2" office:value-type="string">
            <text:p text:style-name="P3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<text:span text:style-name="T46">1</text:span>8</text:p>
          </table:table-cell>
          <table:table-cell table:style-name="Перечень_5f_элементов.B2" office:value-type="string">
            <text:p text:style-name="P53">Гик, труба дюраль d30x2000x2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19</text:p>
          </table:table-cell>
          <table:table-cell table:style-name="Перечень_5f_элементов.B2" office:value-type="string">
            <text:p text:style-name="P54"><text:span text:style-name="T35">Г</text:span>рот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20</text:p>
          </table:table-cell>
          <table:table-cell table:style-name="Перечень_5f_элементов.B2" office:value-type="string">
            <text:p text:style-name="P98"><text:span text:style-name="T12">М</text:span><text:span text:style-name="T13">ачт</text:span><text:span text:style-name="T12">а</text:span><text:span text:style-name="T13">, труба дюраль d40x2000x</text:span><text:span text:style-name="T23">1,6</text:span><text:span text:style-name="T13">мм</text:span></text:p>
          </table:table-cell>
          <table:table-cell table:style-name="Перечень_5f_элементов.B2" office:value-type="string">
            <text:p text:style-name="P3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21</text:p>
          </table:table-cell>
          <table:table-cell table:style-name="Перечень_5f_элементов.B2" office:value-type="string">
            <text:p text:style-name="P94"><text:span text:style-name="T7">Пластина </text:span><text:span text:style-name="T22">топа</text:span><text:span text:style-name="T7"> мачты</text:span><text:span text:style-name="T13">, сталь s4мм</text:span>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22</text:p>
          </table:table-cell>
          <table:table-cell table:style-name="Перечень_5f_элементов.B2" office:value-type="string">
            <text:p text:style-name="P72">Соединитель мачты, труба сталь d36x200x2мм</text:p>
          </table:table-cell>
          <table:table-cell table:style-name="Перечень_5f_элементов.B2" office:value-type="string">
            <text:p text:style-name="P2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23</text:p>
          </table:table-cell>
          <table:table-cell table:style-name="Перечень_5f_элементов.B2" office:value-type="string">
            <text:p text:style-name="P92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24</text:p>
          </table:table-cell>
          <table:table-cell table:style-name="Перечень_5f_элементов.B2" office:value-type="string">
            <text:p text:style-name="P51">Флюгарка тканевая <text:span text:style-name="T36">красн</text:span><text:span text:style-name="T39">ая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25</text:p>
          </table:table-cell>
          <table:table-cell table:style-name="Перечень_5f_элементов.B2" office:value-type="string">
            <text:p text:style-name="P51"><text:span text:style-name="T42">Шток</text:span> <text:span text:style-name="T38">флюгарки, </text:span>нерж. <text:span text:style-name="T32">с</text:span>таль d4мм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9"/>
          </table:table-cell>
          <table:table-cell table:style-name="Перечень_5f_элементов.B2" office:value-type="string">
            <text:p text:style-name="P78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7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07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7"/>
          </table:table-cell>
          <table:table-cell table:style-name="Перечень_5f_элементов.B2" office:value-type="string">
            <text:p text:style-name="P89">Рулевое устройство</text:p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7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1</text:p>
          </table:table-cell>
          <table:table-cell table:style-name="Перечень_5f_элементов.B2" office:value-type="string">
            <text:p text:style-name="P57">Балер, труба дюраль d30x600x<text:span text:style-name="T53">2</text:span>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P12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2</text:p>
          </table:table-cell>
          <table:table-cell table:style-name="Перечень_5f_элементов.B2" office:value-type="string">
            <text:p text:style-name="P70">Перо руля, дюраль 2мм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3</text:p>
          </table:table-cell>
          <table:table-cell table:style-name="Перечень_5f_элементов.B2" office:value-type="string">
            <text:p text:style-name="P56">Подшипник внутр. <text:span text:style-name="T36">d</text:span>6мм</text:p>
          </table:table-cell>
          <table:table-cell table:style-name="Перечень_5f_элементов.B2" office:value-type="string">
            <text:p text:style-name="P1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4</text:p>
          </table:table-cell>
          <table:table-cell table:style-name="Перечень_5f_элементов.B2" office:value-type="string">
            <text:p text:style-name="P57">Румпель, труба дюраль d30x400x<text:span text:style-name="T53">2</text:span>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5</text:p>
          </table:table-cell>
          <table:table-cell table:style-name="Перечень_5f_элементов.B2" office:value-type="string">
            <text:p text:style-name="P55"><text:span text:style-name="T34">Р</text:span>умпеля <text:span text:style-name="T34">привод</text:span>, труба дюраль d20x<text:span text:style-name="T44">2000х</text:span>1,<text:span text:style-name="T55">5</text:span>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6</text:p>
          </table:table-cell>
          <table:table-cell table:style-name="Перечень_5f_элементов.B2" office:value-type="string">
            <text:p text:style-name="P141">Стакан балера внешний, труба дюраль d40x120x<text:span text:style-name="T54">1,6</text:span>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37</text:p>
          </table:table-cell>
          <table:table-cell table:style-name="Перечень_5f_элементов.B2" office:value-type="string">
            <text:p text:style-name="P56">Стопор стакана балера, <text:span text:style-name="T33">металлич.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/>
          </table:table-cell>
          <table:table-cell table:style-name="Перечень_5f_элементов.B2" office:value-type="string">
            <text:p text:style-name="P79"/>
          </table:table-cell>
          <table:table-cell table:style-name="Перечень_5f_элементов.B2" office:value-type="string">
            <text:p text:style-name="P48"/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90">Такелаж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41</text:p>
          </table:table-cell>
          <table:table-cell table:style-name="Перечень_5f_элементов.B2" office:value-type="string">
            <text:p text:style-name="P68">Блок двойной оттяжки гика</text:p>
          </table:table-cell>
          <table:table-cell table:style-name="Перечень_5f_элементов.B2" office:value-type="string">
            <text:p text:style-name="P3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42</text:p>
          </table:table-cell>
          <table:table-cell table:style-name="Перечень_5f_элементов.B2" office:value-type="string">
            <text:p text:style-name="P68">Блок одинарный оттяжки гика</text:p>
          </table:table-cell>
          <table:table-cell table:style-name="Перечень_5f_элементов.B2" office:value-type="string">
            <text:p text:style-name="P3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43</text:p>
          </table:table-cell>
          <table:table-cell table:style-name="Перечень_5f_элементов.B2" office:value-type="string">
            <text:p text:style-name="P67">Блок <text:span text:style-name="T40">одинарный </text:span>фала паруса с рымом, d40мм</text:p>
          </table:table-cell>
          <table:table-cell table:style-name="Перечень_5f_элементов.B2" office:value-type="string">
            <text:p text:style-name="P3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44</text:p>
          </table:table-cell>
          <table:table-cell table:style-name="Перечень_5f_элементов.B2" office:value-type="string">
            <text:p text:style-name="P54"><text:span text:style-name="T35">В</text:span>анта мачты <text:span text:style-name="T35">боковая</text:span>, стальной трос d3мм</text:p>
          </table:table-cell>
          <table:table-cell table:style-name="Перечень_5f_элементов.B2" office:value-type="string">
            <text:p text:style-name="P1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45</text:p>
          </table:table-cell>
          <table:table-cell table:style-name="Перечень_5f_элементов.B2" office:value-type="string">
            <text:p text:style-name="P54"><text:span text:style-name="T35">В</text:span>анта <text:span text:style-name="T35">мачты носовая</text:span>, стальной трос d3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46</text:p>
          </table:table-cell>
          <table:table-cell table:style-name="Перечень_5f_элементов.B2" office:value-type="string">
            <text:p text:style-name="P100"><text:span text:style-name="T5">Зажим стального троса 3мм на </text:span><text:span text:style-name="T6">двух</text:span><text:span text:style-name="T5"> болтах</text:span></text:p>
          </table:table-cell>
          <table:table-cell table:style-name="Перечень_5f_элементов.B2" office:value-type="string">
            <text:p text:style-name="P40">19</text:p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47</text:p>
          </table:table-cell>
          <table:table-cell table:style-name="Перечень_5f_элементов.B2" office:value-type="string">
            <text:p text:style-name="P96"><text:span text:style-name="T19">Карабин легкий без завинчивающ</text:span><text:span text:style-name="T16">его</text:span><text:span text:style-name="T19">ся стопора</text:span></text:p>
          </table:table-cell>
          <table:table-cell table:style-name="Перечень_5f_элементов.B2" office:value-type="string">
            <text:p text:style-name="P39">2</text:p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48</text:p>
          </table:table-cell>
          <table:table-cell table:style-name="Перечень_5f_элементов.B2" office:value-type="string">
            <text:p text:style-name="P77">Карабин с завинчивающимся стопором</text:p>
          </table:table-cell>
          <table:table-cell table:style-name="Перечень_5f_элементов.B2" office:value-type="string">
            <text:p text:style-name="P47">5</text:p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49</text:p>
          </table:table-cell>
          <table:table-cell table:style-name="Перечень_5f_элементов.B2" office:value-type="string">
            <text:p text:style-name="P69">Коуш</text:p>
          </table:table-cell>
          <table:table-cell table:style-name="Перечень_5f_элементов.B2" office:value-type="string">
            <text:p text:style-name="P34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>50</text:p>
          </table:table-cell>
          <table:table-cell table:style-name="Перечень_5f_элементов.B2" office:value-type="string">
            <text:p text:style-name="P76">Сорлинь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>51</text:p>
          </table:table-cell>
          <table:table-cell table:style-name="Перечень_5f_элементов.B2" office:value-type="string">
            <text:p text:style-name="P76">Снасть подъёма шверта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52</text:p>
          </table:table-cell>
          <table:table-cell table:style-name="Перечень_5f_элементов.B2" office:value-type="string">
            <text:p text:style-name="P66">Талреп крюк-кольцо 6мм</text:p>
          </table:table-cell>
          <table:table-cell table:style-name="Перечень_5f_элементов.B2" office:value-type="string">
            <text:p text:style-name="P35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<text:span text:style-name="T51">3</text:span></text:p>
          </table:table-cell>
          <table:table-cell table:style-name="Перечень_5f_элементов.B2" office:value-type="string">
            <text:p text:style-name="P97"><text:span text:style-name="T28">Трос </text:span><text:span text:style-name="T29">носовой</text:span><text:span text:style-name="T28"> оттяжки стрингера, сталь d3мм</text:span></text:p>
          </table:table-cell>
          <table:table-cell table:style-name="Перечень_5f_элементов.B2" office:value-type="string">
            <text:p text:style-name="P3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<text:span text:style-name="T51">4</text:span></text:p>
          </table:table-cell>
          <table:table-cell table:style-name="Перечень_5f_элементов.B2" office:value-type="string">
            <text:p text:style-name="P65">Трос кормовой оттяжки стрингера, сталь d3мм</text:p>
          </table:table-cell>
          <table:table-cell table:style-name="Перечень_5f_элементов.B2" office:value-type="string">
            <text:p text:style-name="P3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<text:span text:style-name="T51">5</text:span></text:p>
          </table:table-cell>
          <table:table-cell table:style-name="Перечень_5f_элементов.B2" office:value-type="string">
            <text:p text:style-name="P65">Трос <text:span text:style-name="T37">Х-образной рас</text:span>тяжки <text:span text:style-name="T37">рамы</text:span>, сталь d3мм</text:p>
          </table:table-cell>
          <table:table-cell table:style-name="Перечень_5f_элементов.B2" office:value-type="string">
            <text:p text:style-name="P3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<text:span text:style-name="T51">6</text:span></text:p>
          </table:table-cell>
          <table:table-cell table:style-name="Перечень_5f_элементов.B2" office:value-type="string">
            <text:p text:style-name="P73">Трос треугольной оттяжки боковой ванты</text:p>
          </table:table-cell>
          <table:table-cell table:style-name="Перечень_5f_элементов.B2" office:value-type="string">
            <text:p text:style-name="P36">2</text:p>
          </table:table-cell>
          <table:table-cell table:style-name="Перечень_5f_элементов.B2" office:value-type="string">
            <text:p text:style-name="P12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<text:span text:style-name="T51">7</text:span></text:p>
          </table:table-cell>
          <table:table-cell table:style-name="Перечень_5f_элементов.B2" office:value-type="string">
            <text:p text:style-name="P54">Фал грота, канат 6мм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<text:span text:style-name="T51">8</text:span></text:p>
          </table:table-cell>
          <table:table-cell table:style-name="Перечень_5f_элементов.B2" office:value-type="string">
            <text:p text:style-name="P54">Фал стакселя, канат 6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13">5<text:span text:style-name="T51">9</text:span></text:p>
          </table:table-cell>
          <table:table-cell table:style-name="Перечень_5f_элементов.B2" office:value-type="string">
            <text:p text:style-name="P54">Шкот ста<text:span text:style-name="T33">к</text:span>селя, канат 6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15">60</text:p>
          </table:table-cell>
          <table:table-cell table:style-name="Перечень_5f_элементов.B2" office:value-type="string">
            <text:p text:style-name="P54">Шкот грота, канат 6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87">Хомуты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/>
          </table:table-cell>
          <table:table-cell table:style-name="Перечень_5f_элементов.B2" office:value-type="string">
            <text:p text:style-name="P80"/>
          </table:table-cell>
          <table:table-cell table:style-name="Перечень_5f_элементов.B2" office:value-type="string">
            <text:p text:style-name="P42"/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0"><text:span text:style-name="T17">6</text:span><text:span text:style-name="T18">4</text:span></text:p>
          </table:table-cell>
          <table:table-cell table:style-name="Перечень_5f_элементов.B2" office:value-type="string">
            <text:p text:style-name="P79">Хомут, жесть s1мм</text:p>
          </table:table-cell>
          <table:table-cell table:style-name="Перечень_5f_элементов.B2" office:value-type="string">
            <text:p text:style-name="P48">1</text:p>
          </table:table-cell>
          <table:table-cell table:style-name="Перечень_5f_элементов.B2" office:value-type="string">
            <text:p text:style-name="P135">Для стакана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6<text:span text:style-name="T51">5</text:span></text:p>
          </table:table-cell>
          <table:table-cell table:style-name="Перечень_5f_элементов.B2" office:value-type="string">
            <text:p text:style-name="P81">Хомут для крепления вант мачты 40мм</text:p>
          </table:table-cell>
          <table:table-cell table:style-name="Перечень_5f_элементов.B2" office:value-type="string">
            <text:p text:style-name="P42">4</text:p>
          </table:table-cell>
          <table:table-cell table:style-name="Перечень_5f_элементов.B2" office:value-type="string">
            <text:p text:style-name="P135">Для двух вант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6<text:span text:style-name="T51">6</text:span></text:p>
          </table:table-cell>
          <table:table-cell table:style-name="Перечень_5f_элементов.B2" office:value-type="string">
            <text:p text:style-name="P75">Хомут поперечного соединения труб 40мм</text:p>
          </table:table-cell>
          <table:table-cell table:style-name="Перечень_5f_элементов.B2" office:value-type="string">
            <text:p text:style-name="P35">4</text:p>
          </table:table-cell>
          <table:table-cell table:style-name="Перечень_5f_элементов.B2" office:value-type="string">
            <text:p text:style-name="P126">Из двух элементов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67</text:p>
          </table:table-cell>
          <table:table-cell table:style-name="Перечень_5f_элементов.B2" office:value-type="string">
            <text:p text:style-name="P80">Хомут силовой для крепления к трубе 30мм</text:p>
          </table:table-cell>
          <table:table-cell table:style-name="Перечень_5f_элементов.B2" office:value-type="string">
            <text:p text:style-name="P42">2</text:p>
          </table:table-cell>
          <table:table-cell table:style-name="Перечень_5f_элементов.B2" office:value-type="string">
            <text:p text:style-name="P135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<text:span text:style-name="T50">6</text:span><text:span text:style-name="T51">8</text:span></text:p>
          </table:table-cell>
          <table:table-cell table:style-name="Перечень_5f_элементов.B2" office:value-type="string">
            <text:p text:style-name="P80">Хомут силовой для крепления к трубе 40мм</text:p>
          </table:table-cell>
          <table:table-cell table:style-name="Перечень_5f_элементов.B2" office:value-type="string">
            <text:p text:style-name="P42">2</text:p>
          </table:table-cell>
          <table:table-cell table:style-name="Перечень_5f_элементов.B2" office:value-type="string">
            <text:p text:style-name="P135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6<text:span text:style-name="T51">9</text:span></text:p>
          </table:table-cell>
          <table:table-cell table:style-name="Перечень_5f_элементов.B2" office:value-type="string">
            <text:p text:style-name="P78">Хомут Т-образного соединения труб 30мм</text:p>
          </table:table-cell>
          <table:table-cell table:style-name="Перечень_5f_элементов.B2" office:value-type="string">
            <text:p text:style-name="P41">1</text:p>
          </table:table-cell>
          <table:table-cell table:style-name="Перечень_5f_элементов.B2" office:value-type="string">
            <text:p text:style-name="P135">Для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7">70</text:p>
          </table:table-cell>
          <table:table-cell table:style-name="Перечень_5f_элементов.B2" office:value-type="string">
            <text:p text:style-name="P78">Хомут Т-образного соединения труб <text:span text:style-name="T49">4</text:span>0мм</text:p>
          </table:table-cell>
          <table:table-cell table:style-name="Перечень_5f_элементов.B2" office:value-type="string">
            <text:p text:style-name="P43">2</text:p>
          </table:table-cell>
          <table:table-cell table:style-name="Перечень_5f_элементов.B2" office:value-type="string">
            <text:p text:style-name="P135">Для степса и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0"><text:span text:style-name="T17">7</text:span><text:span text:style-name="T18">1</text:span></text:p>
          </table:table-cell>
          <table:table-cell table:style-name="Перечень_5f_элементов.B2" office:value-type="string">
            <text:p text:style-name="P78">Хомут Т-образного соединения труб <text:span text:style-name="T49">5</text:span>0мм</text:p>
          </table:table-cell>
          <table:table-cell table:style-name="Перечень_5f_элементов.B2" office:value-type="string">
            <text:p text:style-name="P50">1</text:p>
          </table:table-cell>
          <table:table-cell table:style-name="Перечень_5f_элементов.B2" office:value-type="string">
            <text:p text:style-name="P135">Для пят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/>
          </table:table-cell>
          <table:table-cell table:style-name="Перечень_5f_элементов.B2" office:value-type="string">
            <text:p text:style-name="P78"/>
          </table:table-cell>
          <table:table-cell table:style-name="Перечень_5f_элементов.B2" office:value-type="string">
            <text:p text:style-name="P49"/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/>
          </table:table-cell>
          <table:table-cell table:style-name="Перечень_5f_элементов.B2" office:value-type="string">
            <text:p text:style-name="P91">Вставки усиления</text:p>
          </table:table-cell>
          <table:table-cell table:style-name="Перечень_5f_элементов.B2" office:value-type="string">
            <text:p text:style-name="P49"/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/>
          </table:table-cell>
          <table:table-cell table:style-name="Перечень_5f_элементов.B2" office:value-type="string">
            <text:p text:style-name="P91"/>
          </table:table-cell>
          <table:table-cell table:style-name="Перечень_5f_элементов.B2" office:value-type="string">
            <text:p text:style-name="P49"/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7<text:span text:style-name="T51">5</text:span></text:p>
          </table:table-cell>
          <table:table-cell table:style-name="Перечень_5f_элементов.B2" office:value-type="string">
            <text:p text:style-name="P104"><text:span text:style-name="T7">Вставка усил</text:span><text:span text:style-name="T21">ения </text:span><text:span text:style-name="T22">балера и степса</text:span><text:span text:style-name="T24">, </text:span><text:span text:style-name="T7">труба дюраль </text:span><text:span text:style-name="T25">d</text:span><text:span text:style-name="T7">36x12</text:span><text:span text:style-name="T14">0</text:span><text:span text:style-name="T20">x2</text:span><text:span text:style-name="T7">мм</text:span></text:p>
          </table:table-cell>
          <table:table-cell table:style-name="Перечень_5f_элементов.B2" office:value-type="string">
            <text:p text:style-name="P46">2</text:p>
          </table:table-cell>
          <table:table-cell table:style-name="Перечень_5f_элементов.B2" office:value-type="string">
            <text:p text:style-name="P14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7<text:span text:style-name="T51">6</text:span></text:p>
          </table:table-cell>
          <table:table-cell table:style-name="Перечень_5f_элементов.B2" office:value-type="string">
            <text:p text:style-name="P101"><text:span text:style-name="T20">Вставка усил</text:span><text:span text:style-name="T21">ения бимса</text:span><text:span text:style-name="T20">, труба дюраль d36x</text:span><text:span text:style-name="T15">5</text:span><text:span text:style-name="T20">0x2мм</text:span></text:p>
          </table:table-cell>
          <table:table-cell table:style-name="Перечень_5f_элементов.B2" office:value-type="string">
            <text:p text:style-name="P44">8</text:p>
          </table:table-cell>
          <table:table-cell table:style-name="Перечень_5f_элементов.B2" office:value-type="string">
            <text:p text:style-name="P13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7<text:span text:style-name="T51">7</text:span></text:p>
          </table:table-cell>
          <table:table-cell table:style-name="Перечень_5f_элементов.B2" office:value-type="string">
            <text:p text:style-name="P103"><text:span text:style-name="T31">Вставка усил</text:span><text:span text:style-name="T21">ения конца стрингера</text:span><text:span text:style-name="T31">, труба дюраль d36x150x2мм</text:span></text:p>
          </table:table-cell>
          <table:table-cell table:style-name="Перечень_5f_элементов.B2" office:value-type="string">
            <text:p text:style-name="P44">2</text:p>
          </table:table-cell>
          <table:table-cell table:style-name="Перечень_5f_элементов.B2" office:value-type="string">
            <text:p text:style-name="P136">В нос и корму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7<text:span text:style-name="T51">8</text:span></text:p>
          </table:table-cell>
          <table:table-cell table:style-name="Перечень_5f_элементов.B2" office:value-type="string">
            <text:p text:style-name="P82">Вставка усиления пятки гика, труба <text:span text:style-name="T33">дюраль d</text:span>58<text:span text:style-name="T33">x1</text:span>2<text:span text:style-name="T33">0x2,</text:span>5<text:span text:style-name="T33">мм</text:span></text:p>
          </table:table-cell>
          <table:table-cell table:style-name="Перечень_5f_элементов.B2" office:value-type="string">
            <text:p text:style-name="P2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7<text:span text:style-name="T51">9</text:span></text:p>
          </table:table-cell>
          <table:table-cell table:style-name="Перечень_5f_элементов.B2" office:value-type="string">
            <text:p text:style-name="P102"><text:span text:style-name="T9">Вставка усиления </text:span><text:span text:style-name="T11">хомута </text:span><text:span text:style-name="T15">пятки гика</text:span><text:span text:style-name="T9">, дерево</text:span></text:p>
          </table:table-cell>
          <table:table-cell table:style-name="Перечень_5f_элементов.B2" office:value-type="string">
            <text:p text:style-name="P45">2</text:p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80</text:p>
          </table:table-cell>
          <table:table-cell table:style-name="Перечень_5f_элементов.B2" office:value-type="string">
            <text:p text:style-name="P60">Вставка <text:span text:style-name="T41">усиления шпангоута</text:span>, дерево</text:p>
          </table:table-cell>
          <table:table-cell table:style-name="Перечень_5f_элементов.B2" office:value-type="string">
            <text:p text:style-name="P32">8</text:p>
          </table:table-cell>
          <table:table-cell table:style-name="Перечень_5f_элементов.B2" office:value-type="string">
            <text:p text:style-name="P139">Между фанерой усиления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0"><text:span text:style-name="T26">8</text:span><text:span text:style-name="T27">1</text:span></text:p>
          </table:table-cell>
          <table:table-cell table:style-name="Перечень_5f_элементов.B2" office:value-type="string">
            <text:p text:style-name="P95"><text:span text:style-name="T9">Вставка </text:span><text:span text:style-name="T10">усиления шпангоута</text:span><text:span text:style-name="T9">, </text:span><text:span text:style-name="T10">фанера 6мм</text:span></text:p>
          </table:table-cell>
          <table:table-cell table:style-name="Перечень_5f_элементов.B2" office:value-type="string">
            <text:p text:style-name="P32">16</text:p>
          </table:table-cell>
          <table:table-cell table:style-name="Перечень_5f_элементов.B2" office:value-type="string">
            <text:p text:style-name="P137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0">82</text:p>
          </table:table-cell>
          <table:table-cell table:style-name="Перечень_5f_элементов.B2" office:value-type="string">
            <text:p text:style-name="P84">Вставка усиления топа мачты<text:span text:style-name="T52">, труба дюраль d36x150x2мм</text:span></text:p>
          </table:table-cell>
          <table:table-cell table:style-name="Перечень_5f_элементов.B2" office:value-type="string">
            <text:p text:style-name="P27">1</text:p>
          </table:table-cell>
          <table:table-cell table:style-name="Перечень_5f_элементов.B2" office:value-type="string">
            <text:p text:style-name="P132">С прямоуг. отв. под (21)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09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86">Метизы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95</text:p>
          </table:table-cell>
          <table:table-cell table:style-name="Перечень_5f_элементов.B2" office:value-type="string">
            <text:p text:style-name="P94"><text:span text:style-name="T8">Болт</text:span><text:span text:style-name="T7"> М4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B2" office:value-type="string">
            <text:p text:style-name="P123">Или винт М4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96</text:p>
          </table:table-cell>
          <table:table-cell table:style-name="Перечень_5f_элементов.B2" office:value-type="string">
            <text:p text:style-name="P55">Болт М6x60</text:p>
          </table:table-cell>
          <table:table-cell table:style-name="Перечень_5f_элементов.B2" office:value-type="string">
            <text:p text:style-name="P33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97</text:p>
          </table:table-cell>
          <table:table-cell table:style-name="Перечень_5f_элементов.B2" office:value-type="string">
            <text:p text:style-name="P93"><text:span text:style-name="T4">Винт</text:span><text:span text:style-name="T3"> М6x40 кадмиевый</text:span></text:p>
          </table:table-cell>
          <table:table-cell table:style-name="Перечень_5f_элементов.B2" office:value-type="string">
            <text:p text:style-name="P16">2<text:span text:style-name="T43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98</text:p>
          </table:table-cell>
          <table:table-cell table:style-name="Перечень_5f_элементов.B2" office:value-type="string">
            <text:p text:style-name="P51">Гайка М4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99</text:p>
          </table:table-cell>
          <table:table-cell table:style-name="Перечень_5f_элементов.B2" office:value-type="string">
            <text:p text:style-name="P56">Гайка М6</text:p>
          </table:table-cell>
          <table:table-cell table:style-name="Перечень_5f_элементов.B2" office:value-type="string">
            <text:p text:style-name="P23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100</text:p>
          </table:table-cell>
          <table:table-cell table:style-name="Перечень_5f_элементов.B2" office:value-type="string">
            <text:p text:style-name="P52">Заклепка вытяжная d4мм</text:p>
          </table:table-cell>
          <table:table-cell table:style-name="Перечень_5f_элементов.B2" office:value-type="string">
            <text:p text:style-name="P13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101</text:p>
          </table:table-cell>
          <table:table-cell table:style-name="Перечень_5f_элементов.B2" office:value-type="string">
            <text:p text:style-name="P62">Рым-болт М6х60</text:p>
          </table:table-cell>
          <table:table-cell table:style-name="Перечень_5f_элементов.B2" office:value-type="string">
            <text:p text:style-name="P24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102</text:p>
          </table:table-cell>
          <table:table-cell table:style-name="Перечень_5f_элементов.B2" office:value-type="string">
            <text:p text:style-name="P62">Рым-гайка М6</text:p>
          </table:table-cell>
          <table:table-cell table:style-name="Перечень_5f_элементов.B2" office:value-type="string">
            <text:p text:style-name="P2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103</text:p>
          </table:table-cell>
          <table:table-cell table:style-name="Перечень_5f_элементов.B2" office:value-type="string">
            <text:p text:style-name="P55">Шайба М6</text:p>
          </table:table-cell>
          <table:table-cell table:style-name="Перечень_5f_элементов.B2" office:value-type="string">
            <text:p text:style-name="P35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5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  <style:text-properties style:text-underline-style="non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1046625" officeooo:paragraph-rsid="01046625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2">Спецификация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5">Пров.</text:p></draw:text-box></draw:frame><draw:frame draw:style-name="Mfr1" draw:name="Перв.1: 10" text:anchor-type="paragraph" svg:x="2cm" svg:y="27.7cm" svg:width="1.7cm" svg:height="0.499cm" draw:z-index="8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8">Красавин</text:p></draw:text-box></draw:frame><draw:frame draw:style-name="Mfr1" draw:name="Перв.1: 11" text:anchor-type="paragraph" svg:x="3.701cm" svg:y="27.7cm" svg:width="2.3cm" svg:height="0.499cm" draw:z-index="84"><draw:text-box><text:p text:style-name="MP6"/></draw:text-box></draw:frame><draw:frame draw:style-name="Mfr1" draw:name="Перв.1: 11 Н. контр." text:anchor-type="paragraph" svg:x="3.701cm" svg:y="28.199cm" svg:width="2.3cm" svg:height="0.499cm" draw:z-index="83"><draw:text-box><text:p text:style-name="MP8">Лунёв</text:p></draw:text-box></draw:frame><draw:frame draw:style-name="Mfr1" draw:name="Перв.1: 11 Утв." text:anchor-type="paragraph" svg:x="3.701cm" svg:y="28.7cm" svg:width="2.3cm" svg:height="0.499cm" draw:z-index="82"><draw:text-box><text:p text:style-name="MP6"/></draw:text-box></draw:frame><draw:frame draw:style-name="Mfr1" draw:name="Перв.1: 13 Разраб." text:anchor-type="paragraph" svg:x="7.5cm" svg:y="26.7cm" svg:width="1cm" svg:height="0.499cm" draw:z-index="81"><draw:text-box><text:p text:style-name="MP6"/></draw:text-box></draw:frame><draw:frame draw:style-name="Mfr1" draw:name="Перв.1: 13 Пров." text:anchor-type="paragraph" svg:x="7.5cm" svg:y="27.199cm" svg:width="1cm" svg:height="0.499cm" draw:z-index="80"><draw:text-box><text:p text:style-name="MP6"/></draw:text-box></draw:frame><draw:frame draw:style-name="Mfr1" draw:name="Перв.1: 13" text:anchor-type="paragraph" svg:x="7.5cm" svg:y="27.7cm" svg:width="1cm" svg:height="0.499cm" draw:z-index="79"><draw:text-box><text:p text:style-name="MP6"/></draw:text-box></draw:frame><draw:frame draw:style-name="Mfr1" draw:name="Перв.1: 13 Н. контр." text:anchor-type="paragraph" svg:x="7.5cm" svg:y="28.199cm" svg:width="1cm" svg:height="0.499cm" draw:z-index="78"><draw:text-box><text:p text:style-name="MP6"/></draw:text-box></draw:frame><draw:frame draw:style-name="Mfr1" draw:name="Перв.1: 13 Утв." text:anchor-type="paragraph" svg:x="7.5cm" svg:y="28.7cm" svg:width="1cm" svg:height="0.499cm" draw:z-index="7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5H13M32S</meta:editing-duration>
    <meta:editing-cycles>45</meta:editing-cycles>
    <meta:generator>LibreOffice/6.4.7.2$Linux_X86_64 LibreOffice_project/40$Build-2</meta:generator>
    <dc:date>2024-06-26T14:07:01.057053059</dc:date>
    <meta:document-statistic meta:table-count="1" meta:image-count="0" meta:object-count="0" meta:page-count="4" meta:paragraph-count="351" meta:word-count="682" meta:character-count="3508" meta:non-whitespace-character-count="3174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